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04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5"/>
        <table:table-column table:style-name="co1" table:number-columns-repeated="1020" table:default-cell-style-name="Default"/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2" office:value-type="string">
            <text:p>Savings Calculator</text:p>
          </table:table-cell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/>
          <table:table-cell table:style-name="ce1" office:value-type="float" office:value="100">
            <text:p>100</text:p>
          </table:table-cell>
          <table:table-cell table:style-name="ce1" office:value-type="string">
            <text:p><text:s/>= Present Value ($'s)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float" office:value="0.06">
            <text:p>0.06</text:p>
          </table:table-cell>
          <table:table-cell table:style-name="ce1" office:value-type="string">
            <text:p><text:s/>= Interest Rate (%)</text:p>
          </table:table-cell>
          <table:table-cell table:style-name="ce1" table:number-columns-repeated="1021"/>
        </table:table-row>
        <table:table-row table:style-name="ro1" table:number-rows-repeated="3">
          <table:table-cell table:style-name="ce1" table:number-columns-repeated="1024"/>
        </table:table-row>
        <table:table-row table:style-name="ro1">
          <table:table-cell table:style-name="ce1"/>
          <table:table-cell table:style-name="ce3" office:value-type="string">
            <text:p>Year</text:p>
          </table:table-cell>
          <table:table-cell table:style-name="ce3" office:value-type="string">
            <text:p>Savings</text:p>
          </table:table-cell>
          <table:table-cell table:style-name="ce6" office:value-type="string">
            <text:p>Savings</text:p>
          </table:table-cell>
          <table:table-cell table:style-name="ce1" table:number-columns-repeated="102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4]" office:value-type="currency" office:currency="USD" office:value="100">
            <text:p>$100.00</text:p>
          </table:table-cell>
          <table:table-cell table:formula="of:=[.$B$4]*POWER(1+[.$B$5];[.B10])" office:value-type="currency" office:currency="USD" office:value="100">
            <text:p>$100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0]*(1+[.$B$5])" office:value-type="currency" office:currency="USD" office:value="106">
            <text:p>$106.00</text:p>
          </table:table-cell>
          <table:table-cell table:formula="of:=[.$B$4]*POWER(1+[.$B$5];[.B11])" office:value-type="currency" office:currency="USD" office:value="106">
            <text:p>$106.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1]*(1+[.$B$5])" office:value-type="currency" office:currency="USD" office:value="112.36">
            <text:p>$112.36</text:p>
          </table:table-cell>
          <table:table-cell table:formula="of:=[.$B$4]*POWER(1+[.$B$5];[.B12])" office:value-type="currency" office:currency="USD" office:value="112.36">
            <text:p>$112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2]*(1+[.$B$5])" office:value-type="currency" office:currency="USD" office:value="119.1016">
            <text:p>$119.10</text:p>
          </table:table-cell>
          <table:table-cell table:formula="of:=[.$B$4]*POWER(1+[.$B$5];[.B13])" office:value-type="currency" office:currency="USD" office:value="119.1016">
            <text:p>$119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3]*(1+[.$B$5])" office:value-type="currency" office:currency="USD" office:value="126.247696">
            <text:p>$126.25</text:p>
          </table:table-cell>
          <table:table-cell table:formula="of:=[.$B$4]*POWER(1+[.$B$5];[.B14])" office:value-type="currency" office:currency="USD" office:value="126.247696">
            <text:p>$126.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4]*(1+[.$B$5])" office:value-type="currency" office:currency="USD" office:value="133.82255776">
            <text:p>$133.82</text:p>
          </table:table-cell>
          <table:table-cell table:formula="of:=[.$B$4]*POWER(1+[.$B$5];[.B15])" office:value-type="currency" office:currency="USD" office:value="133.82255776">
            <text:p>$133.8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5]*(1+[.$B$5])" office:value-type="currency" office:currency="USD" office:value="141.8519112256">
            <text:p>$141.85</text:p>
          </table:table-cell>
          <table:table-cell table:formula="of:=[.$B$4]*POWER(1+[.$B$5];[.B16])" office:value-type="currency" office:currency="USD" office:value="141.8519112256">
            <text:p>$141.8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6]*(1+[.$B$5])" office:value-type="currency" office:currency="USD" office:value="150.363025899136">
            <text:p>$150.36</text:p>
          </table:table-cell>
          <table:table-cell table:formula="of:=[.$B$4]*POWER(1+[.$B$5];[.B17])" office:value-type="currency" office:currency="USD" office:value="150.363025899136">
            <text:p>$150.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17]*(1+[.$B$5])" office:value-type="currency" office:currency="USD" office:value="159.384807453084">
            <text:p>$159.38</text:p>
          </table:table-cell>
          <table:table-cell table:formula="of:=[.$B$4]*POWER(1+[.$B$5];[.B18])" office:value-type="currency" office:currency="USD" office:value="159.384807453084">
            <text:p>$159.3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18]*(1+[.$B$5])" office:value-type="currency" office:currency="USD" office:value="168.947895900269">
            <text:p>$168.95</text:p>
          </table:table-cell>
          <table:table-cell table:formula="of:=[.$B$4]*POWER(1+[.$B$5];[.B19])" office:value-type="currency" office:currency="USD" office:value="168.947895900269">
            <text:p>$168.9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19]*(1+[.$B$5])" office:value-type="currency" office:currency="USD" office:value="179.084769654285">
            <text:p>$179.08</text:p>
          </table:table-cell>
          <table:table-cell table:formula="of:=[.$B$4]*POWER(1+[.$B$5];[.B20])" office:value-type="currency" office:currency="USD" office:value="179.084769654285">
            <text:p>$179.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0]*(1+[.$B$5])" office:value-type="currency" office:currency="USD" office:value="189.829855833543">
            <text:p>$189.83</text:p>
          </table:table-cell>
          <table:table-cell table:formula="of:=[.$B$4]*POWER(1+[.$B$5];[.B21])" office:value-type="currency" office:currency="USD" office:value="189.829855833543">
            <text:p>$189.8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1]*(1+[.$B$5])" office:value-type="currency" office:currency="USD" office:value="201.219647183555">
            <text:p>$201.22</text:p>
          </table:table-cell>
          <table:table-cell table:formula="of:=[.$B$4]*POWER(1+[.$B$5];[.B22])" office:value-type="currency" office:currency="USD" office:value="201.219647183555">
            <text:p>$201.2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2]*(1+[.$B$5])" office:value-type="currency" office:currency="USD" office:value="213.292826014568">
            <text:p>$213.29</text:p>
          </table:table-cell>
          <table:table-cell table:formula="of:=[.$B$4]*POWER(1+[.$B$5];[.B23])" office:value-type="currency" office:currency="USD" office:value="213.292826014568">
            <text:p>$213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3]*(1+[.$B$5])" office:value-type="currency" office:currency="USD" office:value="226.090395575443">
            <text:p>$226.09</text:p>
          </table:table-cell>
          <table:table-cell table:formula="of:=[.$B$4]*POWER(1+[.$B$5];[.B24])" office:value-type="currency" office:currency="USD" office:value="226.090395575443">
            <text:p>$226.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4]*(1+[.$B$5])" office:value-type="currency" office:currency="USD" office:value="239.655819309969">
            <text:p>$239.66</text:p>
          </table:table-cell>
          <table:table-cell table:formula="of:=[.$B$4]*POWER(1+[.$B$5];[.B25])" office:value-type="currency" office:currency="USD" office:value="239.655819309969">
            <text:p>$239.6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5]*(1+[.$B$5])" office:value-type="currency" office:currency="USD" office:value="254.035168468567">
            <text:p>$254.04</text:p>
          </table:table-cell>
          <table:table-cell table:formula="of:=[.$B$4]*POWER(1+[.$B$5];[.B26])" office:value-type="currency" office:currency="USD" office:value="254.035168468567">
            <text:p>$254.0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6]*(1+[.$B$5])" office:value-type="currency" office:currency="USD" office:value="269.277278576681">
            <text:p>$269.28</text:p>
          </table:table-cell>
          <table:table-cell table:formula="of:=[.$B$4]*POWER(1+[.$B$5];[.B27])" office:value-type="currency" office:currency="USD" office:value="269.277278576681">
            <text:p>$269.2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27]*(1+[.$B$5])" office:value-type="currency" office:currency="USD" office:value="285.433915291282">
            <text:p>$285.43</text:p>
          </table:table-cell>
          <table:table-cell table:formula="of:=[.$B$4]*POWER(1+[.$B$5];[.B28])" office:value-type="currency" office:currency="USD" office:value="285.433915291282">
            <text:p>$285.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28]*(1+[.$B$5])" office:value-type="currency" office:currency="USD" office:value="302.559950208759">
            <text:p>$302.56</text:p>
          </table:table-cell>
          <table:table-cell table:formula="of:=[.$B$4]*POWER(1+[.$B$5];[.B29])" office:value-type="currency" office:currency="USD" office:value="302.559950208759">
            <text:p>$302.5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29]*(1+[.$B$5])" office:value-type="currency" office:currency="USD" office:value="320.713547221285">
            <text:p>$320.71</text:p>
          </table:table-cell>
          <table:table-cell table:formula="of:=[.$B$4]*POWER(1+[.$B$5];[.B30])" office:value-type="currency" office:currency="USD" office:value="320.713547221285">
            <text:p>$320.7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0]*(1+[.$B$5])" office:value-type="currency" office:currency="USD" office:value="339.956360054562">
            <text:p>$339.96</text:p>
          </table:table-cell>
          <table:table-cell table:formula="of:=[.$B$4]*POWER(1+[.$B$5];[.B31])" office:value-type="currency" office:currency="USD" office:value="339.956360054562">
            <text:p>$339.9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1]*(1+[.$B$5])" office:value-type="currency" office:currency="USD" office:value="360.353741657836">
            <text:p>$360.35</text:p>
          </table:table-cell>
          <table:table-cell table:formula="of:=[.$B$4]*POWER(1+[.$B$5];[.B32])" office:value-type="currency" office:currency="USD" office:value="360.353741657836">
            <text:p>$360.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2]*(1+[.$B$5])" office:value-type="currency" office:currency="USD" office:value="381.974966157306">
            <text:p>$381.97</text:p>
          </table:table-cell>
          <table:table-cell table:formula="of:=[.$B$4]*POWER(1+[.$B$5];[.B33])" office:value-type="currency" office:currency="USD" office:value="381.974966157306">
            <text:p>$381.9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3]*(1+[.$B$5])" office:value-type="currency" office:currency="USD" office:value="404.893464126744">
            <text:p>$404.89</text:p>
          </table:table-cell>
          <table:table-cell table:formula="of:=[.$B$4]*POWER(1+[.$B$5];[.B34])" office:value-type="currency" office:currency="USD" office:value="404.893464126744">
            <text:p>$404.8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4]*(1+[.$B$5])" office:value-type="currency" office:currency="USD" office:value="429.187071974349">
            <text:p>$429.19</text:p>
          </table:table-cell>
          <table:table-cell table:formula="of:=[.$B$4]*POWER(1+[.$B$5];[.B35])" office:value-type="currency" office:currency="USD" office:value="429.187071974349">
            <text:p>$429.1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5]*(1+[.$B$5])" office:value-type="currency" office:currency="USD" office:value="454.93829629281">
            <text:p>$454.94</text:p>
          </table:table-cell>
          <table:table-cell table:formula="of:=[.$B$4]*POWER(1+[.$B$5];[.B36])" office:value-type="currency" office:currency="USD" office:value="454.93829629281">
            <text:p>$454.9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6]*(1+[.$B$5])" office:value-type="currency" office:currency="USD" office:value="482.234594070378">
            <text:p>$482.23</text:p>
          </table:table-cell>
          <table:table-cell table:formula="of:=[.$B$4]*POWER(1+[.$B$5];[.B37])" office:value-type="currency" office:currency="USD" office:value="482.234594070378">
            <text:p>$482.2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37]*(1+[.$B$5])" office:value-type="currency" office:currency="USD" office:value="511.168669714601">
            <text:p>$511.17</text:p>
          </table:table-cell>
          <table:table-cell table:formula="of:=[.$B$4]*POWER(1+[.$B$5];[.B38])" office:value-type="currency" office:currency="USD" office:value="511.168669714601">
            <text:p>$511.1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38]*(1+[.$B$5])" office:value-type="currency" office:currency="USD" office:value="541.838789897477">
            <text:p>$541.84</text:p>
          </table:table-cell>
          <table:table-cell table:formula="of:=[.$B$4]*POWER(1+[.$B$5];[.B39])" office:value-type="currency" office:currency="USD" office:value="541.838789897477">
            <text:p>$541.8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39]*(1+[.$B$5])" office:value-type="currency" office:currency="USD" office:value="574.349117291326">
            <text:p>$574.35</text:p>
          </table:table-cell>
          <table:table-cell table:formula="of:=[.$B$4]*POWER(1+[.$B$5];[.B40])" office:value-type="currency" office:currency="USD" office:value="574.349117291326">
            <text:p>$574.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0]*(1+[.$B$5])" office:value-type="currency" office:currency="USD" office:value="608.810064328806">
            <text:p>$608.81</text:p>
          </table:table-cell>
          <table:table-cell table:formula="of:=[.$B$4]*POWER(1+[.$B$5];[.B41])" office:value-type="currency" office:currency="USD" office:value="608.810064328805">
            <text:p>$608.8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1]*(1+[.$B$5])" office:value-type="currency" office:currency="USD" office:value="645.338668188534">
            <text:p>$645.34</text:p>
          </table:table-cell>
          <table:table-cell table:formula="of:=[.$B$4]*POWER(1+[.$B$5];[.B42])" office:value-type="currency" office:currency="USD" office:value="645.338668188534">
            <text:p>$645.3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2]*(1+[.$B$5])" office:value-type="currency" office:currency="USD" office:value="684.058988279846">
            <text:p>$684.06</text:p>
          </table:table-cell>
          <table:table-cell table:formula="of:=[.$B$4]*POWER(1+[.$B$5];[.B43])" office:value-type="currency" office:currency="USD" office:value="684.058988279846">
            <text:p>$684.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3]*(1+[.$B$5])" office:value-type="currency" office:currency="USD" office:value="725.102527576637">
            <text:p>$725.10</text:p>
          </table:table-cell>
          <table:table-cell table:formula="of:=[.$B$4]*POWER(1+[.$B$5];[.B44])" office:value-type="currency" office:currency="USD" office:value="725.102527576637">
            <text:p>$725.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4]*(1+[.$B$5])" office:value-type="currency" office:currency="USD" office:value="768.608679231235">
            <text:p>$768.61</text:p>
          </table:table-cell>
          <table:table-cell table:formula="of:=[.$B$4]*POWER(1+[.$B$5];[.B45])" office:value-type="currency" office:currency="USD" office:value="768.608679231235">
            <text:p>$768.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5]*(1+[.$B$5])" office:value-type="currency" office:currency="USD" office:value="814.725199985109">
            <text:p>$814.73</text:p>
          </table:table-cell>
          <table:table-cell table:formula="of:=[.$B$4]*POWER(1+[.$B$5];[.B46])" office:value-type="currency" office:currency="USD" office:value="814.725199985109">
            <text:p>$814.7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6]*(1+[.$B$5])" office:value-type="currency" office:currency="USD" office:value="863.608711984216">
            <text:p>$863.61</text:p>
          </table:table-cell>
          <table:table-cell table:formula="of:=[.$B$4]*POWER(1+[.$B$5];[.B47])" office:value-type="currency" office:currency="USD" office:value="863.608711984216">
            <text:p>$863.6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47]*(1+[.$B$5])" office:value-type="currency" office:currency="USD" office:value="915.425234703269">
            <text:p>$915.43</text:p>
          </table:table-cell>
          <table:table-cell table:formula="of:=[.$B$4]*POWER(1+[.$B$5];[.B48])" office:value-type="currency" office:currency="USD" office:value="915.425234703269">
            <text:p>$915.4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48]*(1+[.$B$5])" office:value-type="currency" office:currency="USD" office:value="970.350748785465">
            <text:p>$970.35</text:p>
          </table:table-cell>
          <table:table-cell table:formula="of:=[.$B$4]*POWER(1+[.$B$5];[.B49])" office:value-type="currency" office:currency="USD" office:value="970.350748785465">
            <text:p>$970.3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49]*(1+[.$B$5])" office:value-type="currency" office:currency="USD" office:value="1028.57179371259">
            <text:p>$1,028.57</text:p>
          </table:table-cell>
          <table:table-cell table:formula="of:=[.$B$4]*POWER(1+[.$B$5];[.B50])" office:value-type="currency" office:currency="USD" office:value="1028.57179371259">
            <text:p>$1,028.5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0]*(1+[.$B$5])" office:value-type="currency" office:currency="USD" office:value="1090.28610133535">
            <text:p>$1,090.29</text:p>
          </table:table-cell>
          <table:table-cell table:formula="of:=[.$B$4]*POWER(1+[.$B$5];[.B51])" office:value-type="currency" office:currency="USD" office:value="1090.28610133535">
            <text:p>$1,090.2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1]*(1+[.$B$5])" office:value-type="currency" office:currency="USD" office:value="1155.70326741547">
            <text:p>$1,155.70</text:p>
          </table:table-cell>
          <table:table-cell table:formula="of:=[.$B$4]*POWER(1+[.$B$5];[.B52])" office:value-type="currency" office:currency="USD" office:value="1155.70326741547">
            <text:p>$1,155.7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52]*(1+[.$B$5])" office:value-type="currency" office:currency="USD" office:value="1225.0454634604">
            <text:p>$1,225.05</text:p>
          </table:table-cell>
          <table:table-cell table:formula="of:=[.$B$4]*POWER(1+[.$B$5];[.B53])" office:value-type="currency" office:currency="USD" office:value="1225.0454634604">
            <text:p>$1,225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53]*(1+[.$B$5])" office:value-type="currency" office:currency="USD" office:value="1298.54819126802">
            <text:p>$1,298.55</text:p>
          </table:table-cell>
          <table:table-cell table:formula="of:=[.$B$4]*POWER(1+[.$B$5];[.B54])" office:value-type="currency" office:currency="USD" office:value="1298.54819126802">
            <text:p>$1,298.5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54]*(1+[.$B$5])" office:value-type="currency" office:currency="USD" office:value="1376.4610827441">
            <text:p>$1,376.46</text:p>
          </table:table-cell>
          <table:table-cell table:formula="of:=[.$B$4]*POWER(1+[.$B$5];[.B55])" office:value-type="currency" office:currency="USD" office:value="1376.4610827441">
            <text:p>$1,376.4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55]*(1+[.$B$5])" office:value-type="currency" office:currency="USD" office:value="1459.04874770875">
            <text:p>$1,459.05</text:p>
          </table:table-cell>
          <table:table-cell table:formula="of:=[.$B$4]*POWER(1+[.$B$5];[.B56])" office:value-type="currency" office:currency="USD" office:value="1459.04874770875">
            <text:p>$1,459.0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56]*(1+[.$B$5])" office:value-type="currency" office:currency="USD" office:value="1546.59167257127">
            <text:p>$1,546.59</text:p>
          </table:table-cell>
          <table:table-cell table:formula="of:=[.$B$4]*POWER(1+[.$B$5];[.B57])" office:value-type="currency" office:currency="USD" office:value="1546.59167257127">
            <text:p>$1,546.5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57]*(1+[.$B$5])" office:value-type="currency" office:currency="USD" office:value="1639.38717292555">
            <text:p>$1,639.39</text:p>
          </table:table-cell>
          <table:table-cell table:formula="of:=[.$B$4]*POWER(1+[.$B$5];[.B58])" office:value-type="currency" office:currency="USD" office:value="1639.38717292555">
            <text:p>$1,639.3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58]*(1+[.$B$5])" office:value-type="currency" office:currency="USD" office:value="1737.75040330108">
            <text:p>$1,737.75</text:p>
          </table:table-cell>
          <table:table-cell table:formula="of:=[.$B$4]*POWER(1+[.$B$5];[.B59])" office:value-type="currency" office:currency="USD" office:value="1737.75040330108">
            <text:p>$1,737.7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59]*(1+[.$B$5])" office:value-type="currency" office:currency="USD" office:value="1842.01542749915">
            <text:p>$1,842.02</text:p>
          </table:table-cell>
          <table:table-cell table:formula="of:=[.$B$4]*POWER(1+[.$B$5];[.B60])" office:value-type="currency" office:currency="USD" office:value="1842.01542749915">
            <text:p>$1,842.02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9/28/2015</text:date>, <text:time>10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5-09-28T09:44:01.67</meta:creation-date>
    <dc:date>2015-09-28T10:12:10.25</dc:date>
    <dc:creator>RCC RCCD</dc:creator>
    <meta:editing-duration>PT7M11S</meta:editing-duration>
    <meta:editing-cycles>3</meta:editing-cycles>
    <meta:generator>OpenOffice/4.1.1$Win32 OpenOffice.org_project/411m6$Build-9775</meta:generator>
    <meta:document-statistic meta:table-count="1" meta:cell-count="161" meta:object-count="0"/>
  </office:meta>
</office:document-meta>
</file>